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DE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>Miguel Saiz García</meta:initial-creator>
    <dc:creator>Miguel Saiz García</dc:creator>
    <meta:creation-date>2021-01-30T12:44:54Z</meta:creation-date>
    <dc:date>2023-01-11T11:53:46Z</dc:date>
    <meta:editing-cycles>7</meta:editing-cycles>
  </office:meta>
</office:document-meta>
</file>